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tView.getDot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.renderMergedOutputModel( Map model , HttpServletRequest request , HttpServletResponse respons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otView.setDotFormat( String dotForm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.getDotModel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.setDotModelSource( String dotModel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tView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